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64cm" fo:min-width="24.5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1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96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3.81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3.7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1cm" fo:min-width="0.5cm"/>
    </style:style>
    <style:style style:name="gr8" style:family="graphic" style:parent-style-name="standard">
      <style:graphic-properties svg:stroke-color="#000000" draw:fill-color="#ed1c24" draw:textarea-horizontal-align="justify" draw:textarea-vertical-align="middle" draw:auto-grow-height="false" fo:min-height="0.51cm" fo:min-width="0.5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51cm" fo:min-width="0.5cm"/>
    </style:style>
    <style:style style:name="gr10" style:family="graphic" style:parent-style-name="standard">
      <style:graphic-properties svg:stroke-color="#000000" draw:fill-color="#0066b3" draw:textarea-horizontal-align="justify" draw:textarea-vertical-align="middle" draw:auto-grow-height="false" fo:min-height="0.51cm" fo:min-width="0.5cm"/>
    </style:style>
    <style:style style:name="gr11" style:family="graphic" style:parent-style-name="standard">
      <style:graphic-properties svg:stroke-color="#000000" draw:fill="solid" draw:fill-color="#fdb94d" draw:textarea-horizontal-align="justify" draw:textarea-vertical-align="middle" draw:auto-grow-height="false" fo:min-height="0.51cm" fo:min-width="0.5cm"/>
    </style:style>
    <style:style style:name="gr12" style:family="graphic" style:parent-style-name="standard">
      <style:graphic-properties svg:stroke-color="#000000" draw:fill-color="#00a65d" draw:textarea-horizontal-align="justify" draw:textarea-vertical-align="middle" draw:auto-grow-height="false" fo:min-height="0.51cm" fo:min-width="0.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2p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loext:graphic-properties draw:fill="solid" draw:fill-color="#fdb94d"/>
      <style:paragraph-properties fo:text-align="center"/>
    </style:style>
    <style:style style:name="P13" style:family="paragraph">
      <loext:graphic-properties draw:fill-color="#00a65d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  <style:paragraph-properties fo:text-align="end"/>
      <style:text-properties fo:font-size="12pt"/>
    </style:style>
    <style:style style:name="P16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046cm" svg:height="8.89cm" svg:x="1.27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0.762cm" svg:x="1.446cm" svg:y="7.72cm">
          <text:p text:style-name="P2"><text:span text:style-name="T1">Getting to know lab/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8.482cm">
          <text:p text:style-name="P2"><text:span text:style-name="T1">Literature sear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9.244cm">
          <text:p text:style-name="P2"><text:span text:style-name="T1">Add feature ‘datasize’ to our cycleG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10.006cm">
          <text:p text:style-name="P2"><text:span text:style-name="T1">Implementing count-ce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62cm" svg:height="0.762cm" svg:x="1.446cm" svg:y="10.768cm">
          <text:p text:style-name="P4"><text:span text:style-name="T2">Test effect different properties of data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11.53cm">
          <text:p text:style-name="P2"><text:span text:style-name="T1">Writing the the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12.292cm">
          <text:p text:style-name="P2"><text:span text:style-name="T1">Preparing pres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0.762cm" svg:x="9.066cm" svg:y="4.472cm">
          <text:p text:style-name="P6"><text:span text:style-name="T3">M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461cm" svg:height="0.762cm" svg:x="13.066cm" svg:y="4.472cm">
          <text:p text:style-name="P6"><text:span text:style-name="T3">Apri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18cm" svg:height="0.762cm" svg:x="17.527cm" svg:y="4.472cm">
          <text:p text:style-name="P6"><text:span text:style-name="T3">Ma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1cm" svg:height="0.76cm" svg:x="21.845cm" svg:y="4.474cm">
          <text:p text:style-name="P6"><text:span text:style-name="T3">Jun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5cm" svg:y="5.234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5cm" svg:y="5.236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4cm" svg:y="5.236cm">
          <text:p text:style-name="P8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4cm" svg:y="5.236cm">
          <text:p text:style-name="P8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6cm" svg:y="5.234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6cm" svg:y="5.236cm">
          <text:p text:style-name="P8">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5cm" svg:y="5.236cm">
          <text:p text:style-name="P8">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5cm" svg:y="5.236cm">
          <text:p text:style-name="P8">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4cm" svg:y="5.236cm">
          <text:p text:style-name="P8">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4cm" svg:y="5.238cm">
          <text:p text:style-name="P8">1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3cm" svg:y="5.238cm">
          <text:p text:style-name="P8">1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3cm" svg:y="5.238cm">
          <text:p text:style-name="P8">1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5cm" svg:y="5.238cm">
          <text:p text:style-name="P8">1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2.065cm" svg:y="5.238cm">
          <text:p text:style-name="P8">1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3.064cm" svg:y="5.238cm">
          <text:p text:style-name="P8">1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4cm" svg:y="5.238cm">
          <text:p text:style-name="P8">1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5cm" svg:y="5.994cm">
          <text:p text:style-name="P8">0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5cm" svg:y="5.996cm">
          <text:p text:style-name="P8">1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4cm" svg:y="5.996cm">
          <text:p text:style-name="P8">1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4cm" svg:y="5.996cm">
          <text:p text:style-name="P8">2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6cm" svg:y="5.994cm">
          <text:p text:style-name="P8">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6cm" svg:y="5.996cm">
          <text:p text:style-name="P8">0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5cm" svg:y="5.996cm">
          <text:p text:style-name="P8">1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5cm" svg:y="5.996cm">
          <text:p text:style-name="P8">2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4cm" svg:y="5.996cm">
          <text:p text:style-name="P8">29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4cm" svg:y="5.998cm">
          <text:p text:style-name="P8">0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3cm" svg:y="5.998cm">
          <text:p text:style-name="P8">1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3cm" svg:y="5.998cm">
          <text:p text:style-name="P8">2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5cm" svg:y="5.998cm">
          <text:p text:style-name="P8">2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2.065cm" svg:y="5.998cm">
          <text:p text:style-name="P8">0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3.064cm" svg:y="5.998cm">
          <text:p text:style-name="P8">1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4cm" svg:y="5.998cm">
          <text:p text:style-name="P8">1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6cm" svg:y="6.754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6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5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5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7cm" svg:y="6.754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7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6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6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5cm" svg:y="6.756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3cm" svg:y="6.758cm">
          <text:p text:style-name="P8">2.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4cm" svg:y="6.7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4cm" svg:y="6.7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6cm" svg:y="6.7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2.066cm" svg:y="6.7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3.065cm" svg:y="6.758cm">
          <text:p text:style-name="P8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5cm" svg:y="6.7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55cm" svg:y="5.234cm">
          <text:p text:style-name="P8">16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6cm" svg:y="5.998cm">
          <text:p text:style-name="P8">1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7cm" svg:y="6.7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76cm" svg:x="9.066cm" svg:y="7.714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6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5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5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7cm" svg:y="7.714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7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6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6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5cm" svg:y="7.716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5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4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4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6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66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5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5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7cm" svg:y="7.71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7cm" svg:y="8.478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76cm" svg:x="10.067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0.76cm" svg:x="11.066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6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8cm" svg:y="8.47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8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7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7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6cm" svg:y="8.48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6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5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5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7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67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6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6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8cm" svg:y="8.482cm">
          <text:p text:style-name="P8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7cm" svg:y="9.2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7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6cm" svg:y="9.2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6cm" svg:x="12.066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68cm" svg:y="9.2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68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7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7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6cm" svg:y="9.2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6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5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5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7cm" svg:y="9.2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67cm" svg:y="9.2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6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6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8cm" svg:y="9.2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8cm" svg:y="10.0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8cm" svg:y="10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7cm" svg:y="10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7cm" svg:y="10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6cm" svg:x="13.069cm" svg:y="10.0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6cm" svg:x="14.069cm" svg:y="10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cm" svg:height="0.76cm" svg:x="15.068cm" svg:y="10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68cm" svg:y="10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7cm" svg:y="10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8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6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6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8cm" svg:y="10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68cm" svg:y="10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7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7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69cm" svg:y="10.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69cm" svg:y="10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69cm" svg:y="10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8cm" svg:y="10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8cm" svg:y="10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7cm" svg:y="10.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7cm" svg:y="10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69cm" svg:y="10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0.76cm" svg:x="16.069cm" svg:y="10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0.76cm" svg:x="17.068cm" svg:y="10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0.76cm" svg:x="18.068cm" svg:y="10.7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0.76cm" svg:x="19.067cm" svg:y="1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7cm" svg:y="1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69cm" svg:y="10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69cm" svg:y="10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8cm" svg:y="1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8cm" svg:y="1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7cm" svg:y="10.7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7cm" svg:y="1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7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9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9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71cm" svg:y="1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71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7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7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9cm" svg:y="11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9cm" svg:y="11.5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8cm" svg:y="11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0.76cm" svg:x="20.068cm" svg:y="11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0.76cm" svg:x="21.07cm" svg:y="11.5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7cm" svg:y="11.5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9cm" svg:y="11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0.76cm" svg:x="24.069cm" svg:y="11.5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5.071cm" svg:y="11.5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9.07cm" svg:y="12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0.07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1.069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2.069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3.071cm" svg:y="12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4.071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5.07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6.07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7.069cm" svg:y="12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8.069cm" svg:y="12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19.068cm" svg:y="12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0.068cm" svg:y="12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1.07cm" svg:y="12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2.07cm" svg:y="12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cm" svg:height="0.76cm" svg:x="23.069cm" svg:y="12.2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0.76cm" svg:x="24.069cm" svg:y="12.2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cm" svg:height="0.76cm" svg:x="25.071cm" svg:y="12.2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7.62cm" svg:height="0.762cm" svg:x="1.446cm" svg:y="5.234cm">
          <text:p text:style-name="P14"><text:span text:style-name="T1">Week number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7.62cm" svg:height="0.762cm" svg:x="1.446cm" svg:y="5.996cm">
          <text:p text:style-name="P14"><text:span text:style-name="T1">Week day (Monda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0.762cm" svg:x="1.446cm" svg:y="6.758cm">
          <text:p text:style-name="P14"><text:span text:style-name="T1">Number of days spend work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4:59:39.940228173</meta:creation-date>
    <dc:date>2019-03-03T13:38:06.671161059</dc:date>
    <meta:editing-duration>PT49M22S</meta:editing-duration>
    <meta:editing-cycles>10</meta:editing-cycles>
    <meta:generator>LibreOffice/6.0.6.2$Linux_X86_64 LibreOffice_project/00$Build-2</meta:generator>
    <dc:creator>Stephan Ihle</dc:creator>
    <meta:document-statistic meta:object-count="208"/>
  </office:meta>
</office:document-meta>
</file>